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1c0" officeooo:paragraph-rsid="000171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 es el primer programa que haré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3-27T18:14:44.454000000</dc:date>
    <meta:editing-duration>PT8M18S</meta:editing-duration>
    <meta:editing-cycles>1</meta:editing-cycles>
    <meta:document-statistic meta:table-count="0" meta:image-count="0" meta:object-count="0" meta:page-count="1" meta:paragraph-count="1" meta:word-count="8" meta:character-count="41" meta:non-whitespace-character-count="34"/>
  </office:meta>
</office:document-meta>
</file>